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 calcext:value-type="string">
            <text:p>Speichern/Löschen der Gruppe auf der D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ser der Gruppe auf der DB hinzufügen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4]-[.D4]" office:value-type="float" office:value="2" calcext:value-type="float">
            <text:p>2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-Request Group validiere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]-[.D11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-[.D23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10:40:55.5830775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6-12T10:42:11.768195878</dc:date>
    <meta:editing-duration>PT15M37S</meta:editing-duration>
    <meta:editing-cycles>4</meta:editing-cycles>
    <meta:generator>LibreOffice/6.2.4.2.0$Linux_X86_64 LibreOffice_project/20$Build-2</meta:generator>
    <meta:document-statistic meta:table-count="1" meta:cell-count="95" meta:object-count="0"/>
  </office:meta>
</office:document-meta>
</file>